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as por el cual bloquearon la IP del servidor Dozer</text:p>
      <text:p text:style-name="Standard"></text:p>
      <text:p text:style-name="Standard">El principal problema que se tuvo fue el trafico que generaban los servicios webs,</text:p>
      <text:p text:style-name="Standard">después de un análisis a detalle de las paginas webs del servidor, se vio que el servicio</text:p>
      <text:p text:style-name="Standard">web <text:span text:style-name="T1">MOCHACCINO</text:span> genero trafico</text:p>
      <text:p text:style-name="Standard"/>
      <text:p text:style-name="P1">Mochaccino</text:p>
      <text:p text:style-name="P1"/>
      <text:p text:style-name="Standard">Mochaccino es un servicio web que provee de software para desarrollo, bases de datos, educativos,</text:p>
      <text:p text:style-name="Standard">programas de sistemas operativos, utilitarios y como tambien provee de videos realizados en eventos, cursos y talleres.</text:p>
      <text:p text:style-name="Standard"></text:p>
      <text:p text:style-name="Standard">El numero de visitas del servicio <text:span text:style-name="T1">MOCHACCINO</text:span> <text:s/>Del <text:span text:style-name="T1">25</text:span> de febrero al <text:span text:style-name="T1">2</text:span> de mayo del 2013 son:</text:p>
      <text:p text:style-name="Standard"/>
      <text:p text:style-name="P2"><text:span text:style-name="T1">52134 </text:span>visitas </text:p>
      <text:p text:style-name="Standard"></text:p>
      <text:p text:style-name="Standard">Después del <text:span text:style-name="T1">2</text:span> de mayo la pagina no tubo mas visitas ya que se deshabilito el servicio web</text:p>
      <text:p text:style-name="Standard"/>
      <text:p text:style-name="Standard">Se realizo el receptivo análisis de las IP's que visitaban dicho servicio, y se llego a ver ips de la UMSS, Comteco, <text:s/>descargando software y vídeos. </text:p>
      <text:p text:style-name="Standard">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9T18:25:52</meta:creation-date>
    <dc:date>2013-06-09T18:31:12</dc:date>
    <meta:editing-duration>P0D</meta:editing-duration>
    <meta:editing-cycles>1</meta:editing-cycles>
    <meta:document-statistic meta:table-count="0" meta:image-count="0" meta:object-count="0" meta:page-count="1" meta:paragraph-count="16" meta:word-count="145" meta:character-count="840" meta:non-whitespace-character-count="690"/>
    <meta:generator>LibreOffice/3.5$Linux_X86_64 LibreOffice_project/350m1$Build-2</meta:generator>
  </office:meta>
</office:document-meta>
</file>